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OpenSymbol" svg:font-family="OpenSymbol"/>
    <style:font-face style:name="TimesNewRomanPSMT" svg:font-family="TimesNewRomanPSM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  <style:text-properties style:font-name="Menlo" fo:font-size="12pt" fo:font-weight="bold"/>
    </style:style>
    <style:style style:name="P2" style:family="paragraph" style:parent-style-name="Text_20_body">
      <style:text-properties style:font-name="TimesNewRomanPSMT" fo:font-size="12pt"/>
    </style:style>
    <style:style style:name="P3" style:family="paragraph" style:parent-style-name="Text_20_body">
      <style:text-properties style:font-name="Menlo" fo:font-size="12pt" fo:font-weight="bold"/>
    </style:style>
    <style:style style:name="P4" style:family="paragraph" style:parent-style-name="Text_20_body">
      <style:text-properties style:font-name="TimesNewRomanPSMT" fo:font-size="12pt"/>
    </style:style>
    <style:style style:name="P5" style:family="paragraph" style:parent-style-name="Text_20_body" style:list-style-name="L1">
      <style:text-properties style:font-name="TimesNewRomanPSMT" fo:font-size="12pt"/>
    </style:style>
    <style:style style:name="P6" style:family="paragraph" style:parent-style-name="Text_20_body">
      <style:text-properties fo:color="#00007f" style:font-name="TimesNewRomanPSMT" fo:font-size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P Movie-Projekt, Aufgaben für 2 Tage</text:h>
      <text:p text:style-name="Standard">1. Versucht Euch nochmal im Internet zum Thema „MVC“ vertraut zu machen.</text:p>
      <text:p text:style-name="Standard"/>
      <text:p text:style-name="Standard">2. Versucht bitte im Projekt "movies-start" die gesamte Logik für die Anzeige</text:p>
      <text:p text:style-name="Standard">und Verwaltung der Autoren umzusetzten. Benutzt hierfür als Vorlage die Movies.</text:p>
      <text:p text:style-name="Standard">(entsprechende Controller, Model, Views anpassen).</text:p>
      <text:p text:style-name="Standard"/>
      <text:p text:style-name="P2">3. OPTIONAL: Versucht in der Klasse inc/Model.php die noch leere Klassen-Funktion (Methode) „insert“ funktionstüchtig zu machen. Als Parameter soll sie folgendes übergeben bekommen: </text:p>
      <text:p text:style-name="P2">- assoziatives Array aller Daten, die per INSERT neu in die Tabelle ($this-&gt;table) eingetragen werden sollen. </text:p>
      <text:p text:style-name="P2">Baut anhand dieser Parameter den notwendigen SQL-String zusammen und übergebt diesen inklusive Daten-Parameter an die MyDB-Function </text:p>
      <text:p text:style-name="P3">prepareAndExecute($query, $options).</text:p>
      <text:p text:style-name="P2">Beachtet hierbei aber die Platzhalter-Syntax für prepared Statements (Tip: Variante mit Doppelpunkt und KeyName verwenden, also nicht das Fragezeichen). </text:p>
      <text:p text:style-name="P2">Nützlich PHP-Funktionen hierfür: </text:p>
      <text:p text:style-name="P6">https://www.php.net/manual/en/function.array-keys https://www.php.net/manual/en/function.implode </text:p>
      <text:p text:style-name="P2"/>
      <text:p text:style-name="P2">4. OPTIONAL: Versucht in der Klasse inc/Model.php die noch leere Klassen-Funktion (Methode) „update“ funktionstüchtig zu machen. Als Parameter soll sie folgendes übergeben bekommen: </text:p>
      <text:list xml:id="list3527822168731687766" text:style-name="L1">
        <text:list-item>
          <text:p text:style-name="P5">assoziatives Array aller Daten, die per UPDATE in der Tabelle ($this-&gt;table) geändert werden sollen.</text:p>
        </text:list-item>
        <text:list-item>
          <text:p text:style-name="P5">id </text:p>
        </text:list-item>
      </text:list>
      <text:p text:style-name="P2">Baut anhand dieser Parameter den notwendigen SQL-String zusammen und übergebt diesen inklusive Daten-Parameter an die MyDB-Function </text:p>
      <text:p text:style-name="P1">prepareAndExecute($query, $options).</text:p>
      <text:p text:style-name="P2">Beachtet hierbei aber die Platzhalter-Syntax für prepared Statements (Tip: Varainte mit Doppelpunkt und KeyName verwenden, also nicht das Fragezeichen). Nützlich PHP-Funktionen hierfür: </text:p>
      <text:p text:style-name="P6">https://www.php.net/manual/en/function.array-keys https://www.php.net/manual/en/function.implode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OpenSymbol" svg:font-family="OpenSymbol"/>
    <style:font-face style:name="TimesNewRomanPSMT" svg:font-family="TimesNewRomanPSM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2-10-27T16:33:58</meta:creation-date>
    <dc:date>2022-10-28T13:16:20</dc:date>
    <dc:creator>Bernd Engels</dc:creator>
    <meta:editing-duration>PT17M58S</meta:editing-duration>
    <meta:editing-cycles>11</meta:editing-cycles>
    <meta:generator>OpenOffice/4.1.1$Unix OpenOffice.org_project/411m6$Build-9775</meta:generator>
    <meta:document-statistic meta:table-count="0" meta:image-count="0" meta:object-count="0" meta:page-count="1" meta:paragraph-count="19" meta:word-count="209" meta:character-count="1810"/>
  </office:meta>
</office:document-meta>
</file>